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eście / Początkowy</text:p>
          </table:table-cell>
          <table:table-cell office:value-type="string" calcext:value-type="string">
            <text:p>Oskara Lange / Pętl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﻿Unieście / Bar Opty</text:p>
          </table:table-cell>
          <table:table-cell office:value-type="string" calcext:value-type="string">
            <text:p>﻿Oskara Lange / Staszic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﻿Unieście / Bar Rybacki - nż</text:p>
          </table:table-cell>
          <table:table-cell office:value-type="string" calcext:value-type="string">
            <text:p>﻿Śniadeckich / Oskara Lang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﻿Mielno / Przystań - nż</text:p>
          </table:table-cell>
          <table:table-cell office:value-type="string" calcext:value-type="string">
            <text:p>﻿Śniadeckich / Jana Pawła II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﻿Mielno / Wojska Polskiego</text:p>
          </table:table-cell>
          <table:table-cell office:value-type="string" calcext:value-type="string">
            <text:p>﻿Jana Pawła II / Staszica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﻿Mielno / Dworzec PKP - nż</text:p>
          </table:table-cell>
          <table:table-cell office:value-type="string" calcext:value-type="string">
            <text:p>﻿Władysława IV / Sikorskieg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﻿Mielno / Działki - nż</text:p>
          </table:table-cell>
          <table:table-cell office:value-type="string" calcext:value-type="string">
            <text:p>﻿Władysława IV / Kutrzeby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﻿Strzeżenice - nż</text:p>
          </table:table-cell>
          <table:table-cell office:value-type="string" calcext:value-type="string">
            <text:p>﻿Monte Cassino / Bałtyck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﻿Mścice I - nż</text:p>
          </table:table-cell>
          <table:table-cell office:value-type="string" calcext:value-type="string">
            <text:p>﻿Armii Krajowej / Kościół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﻿Mścice II - nż</text:p>
          </table:table-cell>
          <table:table-cell office:value-type="string" calcext:value-type="string">
            <text:p>﻿Armii Krajowej / Dworzec PKP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﻿Mścice III - nż</text:p>
          </table:table-cell>
          <table:table-cell office:value-type="string" calcext:value-type="string">
            <text:p>﻿Armii Krajowej / Bank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﻿Zajazd - nż</text:p>
          </table:table-cell>
          <table:table-cell office:value-type="string" calcext:value-type="string">
            <text:p>﻿Morska / Bohaterów Warszawy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﻿Morska / Leśniczówka - nż</text:p>
          </table:table-cell>
          <table:table-cell office:value-type="string" calcext:value-type="string">
            <text:p>﻿Morska / Energetyków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﻿Morska / Krańcowa</text:p>
          </table:table-cell>
          <table:table-cell office:value-type="string" calcext:value-type="string">
            <text:p>﻿Morska / Sienkiewicz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﻿Morska / Przemysłowa</text:p>
          </table:table-cell>
          <table:table-cell office:value-type="string" calcext:value-type="string">
            <text:p>﻿Morska / Krańcowa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﻿Morska / Kazel</text:p>
          </table:table-cell>
          <table:table-cell office:value-type="string" calcext:value-type="string">
            <text:p>﻿Morska / Leśniczówka - nż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﻿Armii Krajowej / Dworzec PKP</text:p>
          </table:table-cell>
          <table:table-cell office:value-type="string" calcext:value-type="string">
            <text:p>﻿Zajazd - nż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﻿Armii Krajowej / Bank</text:p>
          </table:table-cell>
          <table:table-cell office:value-type="string" calcext:value-type="string">
            <text:p>﻿Mścice I - nż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﻿Armii Krajowej / Niepodległości</text:p>
          </table:table-cell>
          <table:table-cell office:value-type="string" calcext:value-type="string">
            <text:p>﻿Mścice II - nż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﻿Monte Cassino / Podgórna</text:p>
          </table:table-cell>
          <table:table-cell office:value-type="string" calcext:value-type="string">
            <text:p>﻿Mścice III - nż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﻿Władysława IV / Wańkowicza</text:p>
          </table:table-cell>
          <table:table-cell office:value-type="string" calcext:value-type="string">
            <text:p>﻿Strzeżenice - nż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﻿Jana Pawła II / Władysława IV</text:p>
          </table:table-cell>
          <table:table-cell office:value-type="string" calcext:value-type="string">
            <text:p>﻿Mielno / Działki - nż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﻿Jana Pawła II / Jagoszewskiego</text:p>
          </table:table-cell>
          <table:table-cell office:value-type="string" calcext:value-type="string">
            <text:p>﻿Mielno / Szkoła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﻿Śniadeckich / Politechnika</text:p>
          </table:table-cell>
          <table:table-cell office:value-type="string" calcext:value-type="string">
            <text:p>﻿Mielno / Centrum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﻿Śniadeckich / Kołłątaja</text:p>
          </table:table-cell>
          <table:table-cell office:value-type="string" calcext:value-type="string">
            <text:p>﻿Mielno / Przystań - nż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﻿Śniadeckich / Oskara Lange</text:p>
          </table:table-cell>
          <table:table-cell office:value-type="string" calcext:value-type="string">
            <text:p>﻿Unieście / Bar Rybacki - nż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﻿Oskara Lange / Tradycji</text:p>
          </table:table-cell>
          <table:table-cell office:value-type="string" calcext:value-type="string">
            <text:p>﻿Unieście / Bar Opty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﻿Oskara Lange / Pętla</text:p>
          </table:table-cell>
          <table:table-cell table:style-name="Default" office:value-type="string" calcext:value-type="string">
            <text:p>﻿Unieście / WDW - nż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table:style-name="Default" office:value-type="string" calcext:value-type="string">
            <text:p>Unieście / Początkowy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Unieście / Początkowy" calcext:value-type="string">
            <text:p>Unieście / Początkow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9:00</text:p>
          </table:table-cell>
          <table:table-cell table:number-columns-repeated="1019"/>
        </table:table-row>
        <table:table-row table:style-name="ro2">
          <table:table-cell table:formula="of:=[Przystanki.B3]" office:value-type="string" office:string-value="﻿Unieście / Bar Opty" calcext:value-type="string">
            <text:p>﻿Unieście / Bar Opty</text:p>
          </table:table-cell>
          <table:table-cell table:style-name="ce4" office:value-type="string" calcext:value-type="string">
            <text:p>10:01</text:p>
          </table:table-cell>
          <table:table-cell table:style-name="ce4" office:value-type="string" calcext:value-type="string">
            <text:p>12:0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9:01</text:p>
          </table:table-cell>
          <table:table-cell table:number-columns-repeated="1019"/>
        </table:table-row>
        <table:table-row table:style-name="ro3">
          <table:table-cell table:formula="of:=[Przystanki.B4]" office:value-type="string" office:string-value="﻿Unieście / Bar Rybacki - nż" calcext:value-type="string">
            <text:p>﻿Unieście / Bar Rybacki - nż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9:03</text:p>
          </table:table-cell>
          <table:table-cell table:number-columns-repeated="1019"/>
        </table:table-row>
        <table:table-row table:style-name="ro2">
          <table:table-cell table:formula="of:=[Przystanki.B5]" office:value-type="string" office:string-value="﻿Mielno / Przystań - nż" calcext:value-type="string">
            <text:p>﻿Mielno / Przystań - nż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9:05</text:p>
          </table:table-cell>
          <table:table-cell table:number-columns-repeated="1019"/>
        </table:table-row>
        <table:table-row table:style-name="ro3">
          <table:table-cell table:formula="of:=[Przystanki.B6]" office:value-type="string" office:string-value="﻿Mielno / Wojska Polskiego" calcext:value-type="string">
            <text:p>﻿Mielno / Wojska Polskiego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9:07</text:p>
          </table:table-cell>
          <table:table-cell table:number-columns-repeated="1019"/>
        </table:table-row>
        <table:table-row table:style-name="ro3">
          <table:table-cell table:formula="of:=[Przystanki.B7]" office:value-type="string" office:string-value="﻿Mielno / Dworzec PKP - nż" calcext:value-type="string">
            <text:p>﻿Mielno / Dworzec PKP - nż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9:09</text:p>
          </table:table-cell>
          <table:table-cell table:number-columns-repeated="1019"/>
        </table:table-row>
        <table:table-row table:style-name="ro3">
          <table:table-cell table:formula="of:=[Przystanki.B8]" office:value-type="string" office:string-value="﻿Mielno / Działki - nż" calcext:value-type="string">
            <text:p>﻿Mielno / Działki - nż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9:11</text:p>
          </table:table-cell>
          <table:table-cell table:number-columns-repeated="1019"/>
        </table:table-row>
        <table:table-row table:style-name="ro3">
          <table:table-cell table:formula="of:=[Przystanki.B9]" office:value-type="string" office:string-value="﻿Strzeżenice - nż" calcext:value-type="string">
            <text:p>﻿Strzeżenice - nż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9:13</text:p>
          </table:table-cell>
          <table:table-cell table:number-columns-repeated="1019"/>
        </table:table-row>
        <table:table-row table:style-name="ro3">
          <table:table-cell table:formula="of:=[Przystanki.B10]" office:value-type="string" office:string-value="﻿Mścice I - nż" calcext:value-type="string">
            <text:p>﻿Mścice I - nż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9:15</text:p>
          </table:table-cell>
          <table:table-cell table:number-columns-repeated="1019"/>
        </table:table-row>
        <table:table-row table:style-name="ro3">
          <table:table-cell table:formula="of:=[Przystanki.B11]" office:value-type="string" office:string-value="﻿Mścice II - nż" calcext:value-type="string">
            <text:p>﻿Mścice II - nż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9:17</text:p>
          </table:table-cell>
          <table:table-cell table:number-columns-repeated="1019"/>
        </table:table-row>
        <table:table-row table:style-name="ro3">
          <table:table-cell table:formula="of:=[Przystanki.B12]" office:value-type="string" office:string-value="﻿Mścice III - nż" calcext:value-type="string">
            <text:p>﻿Mścice III - nż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9:19</text:p>
          </table:table-cell>
          <table:table-cell table:number-columns-repeated="1019"/>
        </table:table-row>
        <table:table-row table:style-name="ro3">
          <table:table-cell table:formula="of:=[Przystanki.B13]" office:value-type="string" office:string-value="﻿Zajazd - nż" calcext:value-type="string">
            <text:p>﻿Zajazd - nż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9:21</text:p>
          </table:table-cell>
          <table:table-cell table:number-columns-repeated="1019"/>
        </table:table-row>
        <table:table-row table:style-name="ro3">
          <table:table-cell table:formula="of:=[Przystanki.B14]" office:value-type="string" office:string-value="﻿Morska / Leśniczówka - nż" calcext:value-type="string">
            <text:p>﻿Morska / Leśniczówka - nż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9:23</text:p>
          </table:table-cell>
          <table:table-cell table:number-columns-repeated="1019"/>
        </table:table-row>
        <table:table-row table:style-name="ro3">
          <table:table-cell table:formula="of:=[Przystanki.B15]" office:value-type="string" office:string-value="﻿Morska / Krańcowa" calcext:value-type="string">
            <text:p>﻿Morska / Krańcowa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9:25</text:p>
          </table:table-cell>
          <table:table-cell table:number-columns-repeated="1019"/>
        </table:table-row>
        <table:table-row table:style-name="ro3">
          <table:table-cell table:formula="of:=[Przystanki.B16]" office:value-type="string" office:string-value="﻿Morska / Przemysłowa" calcext:value-type="string">
            <text:p>﻿Morska / Przemysłowa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9:27</text:p>
          </table:table-cell>
          <table:table-cell table:number-columns-repeated="1019"/>
        </table:table-row>
        <table:table-row table:style-name="ro3">
          <table:table-cell table:formula="of:=[Przystanki.B17]" office:value-type="string" office:string-value="﻿Morska / Kazel" calcext:value-type="string">
            <text:p>﻿Morska / Kazel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9:29</text:p>
          </table:table-cell>
          <table:table-cell table:number-columns-repeated="1019"/>
        </table:table-row>
        <table:table-row table:style-name="ro3">
          <table:table-cell table:formula="of:=[Przystanki.B18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9:32</text:p>
          </table:table-cell>
          <table:table-cell table:number-columns-repeated="1019"/>
        </table:table-row>
        <table:table-row table:style-name="ro3">
          <table:table-cell table:formula="of:=[Przystanki.B19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9:34</text:p>
          </table:table-cell>
          <table:table-cell table:number-columns-repeated="1019"/>
        </table:table-row>
        <table:table-row table:style-name="ro3">
          <table:table-cell table:formula="of:=[Przystanki.B20]" office:value-type="string" office:string-value="﻿Armii Krajowej / Niepodległości" calcext:value-type="string">
            <text:p>﻿Armii Krajowej / Niepodległości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9:36</text:p>
          </table:table-cell>
          <table:table-cell table:number-columns-repeated="1019"/>
        </table:table-row>
        <table:table-row table:style-name="ro2">
          <table:table-cell table:formula="of:=[Przystanki.B21]" office:value-type="string" office:string-value="﻿Monte Cassino / Podgórna" calcext:value-type="string">
            <text:p>﻿Monte Cassino / Podgórna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9:38</text:p>
          </table:table-cell>
          <table:table-cell table:number-columns-repeated="1019"/>
        </table:table-row>
        <table:table-row table:style-name="ro3">
          <table:table-cell table:formula="of:=[Przystanki.B22]" office:value-type="string" office:string-value="﻿Władysława IV / Wańkowicza" calcext:value-type="string">
            <text:p>﻿Władysława IV / Wańkowicza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9:40</text:p>
          </table:table-cell>
          <table:table-cell table:number-columns-repeated="1019"/>
        </table:table-row>
        <table:table-row table:style-name="ro3">
          <table:table-cell table:formula="of:=[Przystanki.B23]" office:value-type="string" office:string-value="﻿Jana Pawła II / Władysława IV" calcext:value-type="string">
            <text:p>﻿Jana Pawła II / Władysława IV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9:41</text:p>
          </table:table-cell>
          <table:table-cell table:number-columns-repeated="1019"/>
        </table:table-row>
        <table:table-row table:style-name="ro1">
          <table:table-cell table:formula="of:=[Przystanki.B24]" office:value-type="string" office:string-value="﻿Jana Pawła II / Jagoszewskiego" calcext:value-type="string">
            <text:p>﻿Jana Pawła II / Jagoszewskiego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9:43</text:p>
          </table:table-cell>
          <table:table-cell table:number-columns-repeated="1019"/>
        </table:table-row>
        <table:table-row table:style-name="ro3">
          <table:table-cell table:formula="of:=[Przystanki.B25]" office:value-type="string" office:string-value="﻿Śniadeckich / Politechnika" calcext:value-type="string">
            <text:p>﻿Śniadeckich / Politechnika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9:44</text:p>
          </table:table-cell>
          <table:table-cell table:number-columns-repeated="1019"/>
        </table:table-row>
        <table:table-row table:style-name="ro3">
          <table:table-cell table:formula="of:=[Przystanki.B26]" office:value-type="string" office:string-value="﻿Śniadeckich / Kołłątaja" calcext:value-type="string">
            <text:p>﻿Śniadeckich / Kołłątaja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9:45</text:p>
          </table:table-cell>
          <table:table-cell table:number-columns-repeated="1019"/>
        </table:table-row>
        <table:table-row table:style-name="ro3">
          <table:table-cell table:formula="of:=[Przystanki.B27]" office:value-type="string" office:string-value="﻿Śniadeckich / Oskara Lange" calcext:value-type="string">
            <text:p>﻿Śniadeckich / Oskara Lange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9:46</text:p>
          </table:table-cell>
          <table:table-cell table:number-columns-repeated="1019"/>
        </table:table-row>
        <table:table-row table:style-name="ro3">
          <table:table-cell table:formula="of:=[Przystanki.B28]" office:value-type="string" office:string-value="﻿Oskara Lange / Tradycji" calcext:value-type="string">
            <text:p>﻿Oskara Lange / Tradycji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9:47</text:p>
          </table:table-cell>
          <table:table-cell table:number-columns-repeated="1019"/>
        </table:table-row>
        <table:table-row table:style-name="ro2">
          <table:table-cell table:formula="of:=[Przystanki.B29]" office:value-type="string" office:string-value="﻿Oskara Lange / Pętla" calcext:value-type="string">
            <text:p>﻿Oskara Lange / Pętla</text:p>
          </table:table-cell>
          <table:table-cell table:style-name="ce5" table:formula="of:=IF(EXACT(MID([.B27];2;1);&quot;:&quot;);TIME(MID([.B27];1;1);MID([.B27];3;2);0)+TIME(0;1;0);TIME(MID([.B27];1;2);MID([.B27];4;2);0)+TIME(0;1;0))" office:value-type="time" office:time-value="PT10H48M00S" calcext:value-type="time">
            <text:p>10:48</text:p>
          </table:table-cell>
          <table:table-cell table:style-name="ce5" table:formula="of:=IF(EXACT(MID([.C27];2;1);&quot;:&quot;);TIME(MID([.C27];1;1);MID([.C27];3;2);0)+TIME(0;1;0);TIME(MID([.C27];1;2);MID([.C27];4;2);0)+TIME(0;1;0))" office:value-type="time" office:time-value="PT12H48M00S" calcext:value-type="time">
            <text:p>12:48</text:p>
          </table:table-cell>
          <table:table-cell table:style-name="ce5" table:formula="of:=IF(EXACT(MID([.D27];2;1);&quot;:&quot;);TIME(MID([.D27];1;1);MID([.D27];3;2);0)+TIME(0;1;0);TIME(MID([.D27];1;2);MID([.D27];4;2);0)+TIME(0;1;0))" office:value-type="time" office:time-value="PT17H48M00S" calcext:value-type="time">
            <text:p>17:48</text:p>
          </table:table-cell>
          <table:table-cell table:style-name="ce5" table:formula="of:=IF(EXACT(MID([.E27];2;1);&quot;:&quot;);TIME(MID([.E27];1;1);MID([.E27];3;2);0)+TIME(0;1;0);TIME(MID([.E27];1;2);MID([.E27];4;2);0)+TIME(0;1;0))" office:value-type="time" office:time-value="PT19H48M00S" calcext:value-type="time">
            <text:p>19:48</text:p>
          </table:table-cell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:50</text:p>
          </table:table-cell>
          <table:table-cell office:value-type="string" calcext:value-type="string">
            <text:p>14:50</text:p>
          </table:table-cell>
          <table:table-cell table:number-columns-repeated="1021"/>
        </table:table-row>
        <table:table-row table:style-name="ro1">
          <table:table-cell/>
          <table:table-cell table:style-name="ce5" table:formula="of:=IF(EXACT(MID([.B43];2;1);&quot;:&quot;);TIME(MID([.B43];1;1);MID([.B43];3;2);0)+TIME(0;1;0);TIME(MID([.B43];1;2);MID([.B43];4;2);0)+TIME(0;1;0))" office:value-type="time" office:time-value="PT04H51M00S" calcext:value-type="time">
            <text:p>4:51</text:p>
          </table:table-cell>
          <table:table-cell table:style-name="ce5" table:formula="of:=IF(EXACT(MID([.C43];2;1);&quot;:&quot;);TIME(MID([.C43];1;1);MID([.C43];3;2);0)+TIME(0;1;0);TIME(MID([.C43];1;2);MID([.C43];4;2);0)+TIME(0;1;0))" office:value-type="time" office:time-value="PT14H51M00S" calcext:value-type="time">
            <text:p>14:51</text:p>
          </table:table-cell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Unieście / Początkowy" calcext:value-type="string">
            <text:p>Unieście / Początkow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9:00</text:p>
          </table:table-cell>
          <table:table-cell table:number-columns-repeated="1019"/>
        </table:table-row>
        <table:table-row table:style-name="ro1">
          <table:table-cell table:formula="of:=[Przystanki.B3]" office:value-type="string" office:string-value="﻿Unieście / Bar Opty" calcext:value-type="string">
            <text:p>﻿Unieście / Bar Opty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9:01</text:p>
          </table:table-cell>
          <table:table-cell table:number-columns-repeated="1019"/>
        </table:table-row>
        <table:table-row table:style-name="ro1">
          <table:table-cell table:formula="of:=[Przystanki.B4]" office:value-type="string" office:string-value="﻿Unieście / Bar Rybacki - nż" calcext:value-type="string">
            <text:p>﻿Unieście / Bar Rybacki - nż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9:03</text:p>
          </table:table-cell>
          <table:table-cell table:number-columns-repeated="1019"/>
        </table:table-row>
        <table:table-row table:style-name="ro1">
          <table:table-cell table:formula="of:=[Przystanki.B5]" office:value-type="string" office:string-value="﻿Mielno / Przystań - nż" calcext:value-type="string">
            <text:p>﻿Mielno / Przystań - nż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9:05</text:p>
          </table:table-cell>
          <table:table-cell table:number-columns-repeated="1019"/>
        </table:table-row>
        <table:table-row table:style-name="ro1">
          <table:table-cell table:formula="of:=[Przystanki.B6]" office:value-type="string" office:string-value="﻿Mielno / Wojska Polskiego" calcext:value-type="string">
            <text:p>﻿Mielno / Wojska Polskiego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9:07</text:p>
          </table:table-cell>
          <table:table-cell table:number-columns-repeated="1019"/>
        </table:table-row>
        <table:table-row table:style-name="ro1">
          <table:table-cell table:formula="of:=[Przystanki.B7]" office:value-type="string" office:string-value="﻿Mielno / Dworzec PKP - nż" calcext:value-type="string">
            <text:p>﻿Mielno / Dworzec PKP - nż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9:09</text:p>
          </table:table-cell>
          <table:table-cell table:number-columns-repeated="1019"/>
        </table:table-row>
        <table:table-row table:style-name="ro1">
          <table:table-cell table:formula="of:=[Przystanki.B8]" office:value-type="string" office:string-value="﻿Mielno / Działki - nż" calcext:value-type="string">
            <text:p>﻿Mielno / Działki - nż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9:11</text:p>
          </table:table-cell>
          <table:table-cell table:number-columns-repeated="1019"/>
        </table:table-row>
        <table:table-row table:style-name="ro1">
          <table:table-cell table:formula="of:=[Przystanki.B9]" office:value-type="string" office:string-value="﻿Strzeżenice - nż" calcext:value-type="string">
            <text:p>﻿Strzeżenice - nż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9:13</text:p>
          </table:table-cell>
          <table:table-cell table:number-columns-repeated="1019"/>
        </table:table-row>
        <table:table-row table:style-name="ro1">
          <table:table-cell table:formula="of:=[Przystanki.B10]" office:value-type="string" office:string-value="﻿Mścice I - nż" calcext:value-type="string">
            <text:p>﻿Mścice I - nż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9:15</text:p>
          </table:table-cell>
          <table:table-cell table:number-columns-repeated="1019"/>
        </table:table-row>
        <table:table-row table:style-name="ro1">
          <table:table-cell table:formula="of:=[Przystanki.B11]" office:value-type="string" office:string-value="﻿Mścice II - nż" calcext:value-type="string">
            <text:p>﻿Mścice II - nż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9:17</text:p>
          </table:table-cell>
          <table:table-cell table:number-columns-repeated="1019"/>
        </table:table-row>
        <table:table-row table:style-name="ro1">
          <table:table-cell table:formula="of:=[Przystanki.B12]" office:value-type="string" office:string-value="﻿Mścice III - nż" calcext:value-type="string">
            <text:p>﻿Mścice III - nż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9:19</text:p>
          </table:table-cell>
          <table:table-cell table:number-columns-repeated="1019"/>
        </table:table-row>
        <table:table-row table:style-name="ro1">
          <table:table-cell table:formula="of:=[Przystanki.B13]" office:value-type="string" office:string-value="﻿Zajazd - nż" calcext:value-type="string">
            <text:p>﻿Zajazd - nż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9:21</text:p>
          </table:table-cell>
          <table:table-cell table:number-columns-repeated="1019"/>
        </table:table-row>
        <table:table-row table:style-name="ro1">
          <table:table-cell table:formula="of:=[Przystanki.B14]" office:value-type="string" office:string-value="﻿Morska / Leśniczówka - nż" calcext:value-type="string">
            <text:p>﻿Morska / Leśniczówka - nż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9:23</text:p>
          </table:table-cell>
          <table:table-cell table:number-columns-repeated="1019"/>
        </table:table-row>
        <table:table-row table:style-name="ro1">
          <table:table-cell table:formula="of:=[Przystanki.B15]" office:value-type="string" office:string-value="﻿Morska / Krańcowa" calcext:value-type="string">
            <text:p>﻿Morska / Krańcowa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9:25</text:p>
          </table:table-cell>
          <table:table-cell table:number-columns-repeated="1019"/>
        </table:table-row>
        <table:table-row table:style-name="ro1">
          <table:table-cell table:formula="of:=[Przystanki.B16]" office:value-type="string" office:string-value="﻿Morska / Przemysłowa" calcext:value-type="string">
            <text:p>﻿Morska / Przemysłowa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9:27</text:p>
          </table:table-cell>
          <table:table-cell table:number-columns-repeated="1019"/>
        </table:table-row>
        <table:table-row table:style-name="ro1">
          <table:table-cell table:formula="of:=[Przystanki.B17]" office:value-type="string" office:string-value="﻿Morska / Kazel" calcext:value-type="string">
            <text:p>﻿Morska / Kazel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9:29</text:p>
          </table:table-cell>
          <table:table-cell table:number-columns-repeated="1019"/>
        </table:table-row>
        <table:table-row table:style-name="ro1">
          <table:table-cell table:formula="of:=[Przystanki.B18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9:32</text:p>
          </table:table-cell>
          <table:table-cell table:number-columns-repeated="1019"/>
        </table:table-row>
        <table:table-row table:style-name="ro1">
          <table:table-cell table:formula="of:=[Przystanki.B19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9:34</text:p>
          </table:table-cell>
          <table:table-cell table:number-columns-repeated="1019"/>
        </table:table-row>
        <table:table-row table:style-name="ro1">
          <table:table-cell table:formula="of:=[Przystanki.B20]" office:value-type="string" office:string-value="﻿Armii Krajowej / Niepodległości" calcext:value-type="string">
            <text:p>﻿Armii Krajowej / Niepodległości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9:36</text:p>
          </table:table-cell>
          <table:table-cell table:number-columns-repeated="1019"/>
        </table:table-row>
        <table:table-row table:style-name="ro1">
          <table:table-cell table:formula="of:=[Przystanki.B21]" office:value-type="string" office:string-value="﻿Monte Cassino / Podgórna" calcext:value-type="string">
            <text:p>﻿Monte Cassino / Podgórna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9:38</text:p>
          </table:table-cell>
          <table:table-cell table:number-columns-repeated="1019"/>
        </table:table-row>
        <table:table-row table:style-name="ro1">
          <table:table-cell table:formula="of:=[Przystanki.B22]" office:value-type="string" office:string-value="﻿Władysława IV / Wańkowicza" calcext:value-type="string">
            <text:p>﻿Władysława IV / Wańkowicza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9:40</text:p>
          </table:table-cell>
          <table:table-cell table:number-columns-repeated="1019"/>
        </table:table-row>
        <table:table-row table:style-name="ro1">
          <table:table-cell table:formula="of:=[Przystanki.B23]" office:value-type="string" office:string-value="﻿Jana Pawła II / Władysława IV" calcext:value-type="string">
            <text:p>﻿Jana Pawła II / Władysława IV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9:41</text:p>
          </table:table-cell>
          <table:table-cell table:number-columns-repeated="1019"/>
        </table:table-row>
        <table:table-row table:style-name="ro1">
          <table:table-cell table:formula="of:=[Przystanki.B24]" office:value-type="string" office:string-value="﻿Jana Pawła II / Jagoszewskiego" calcext:value-type="string">
            <text:p>﻿Jana Pawła II / Jagoszewskiego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9:43</text:p>
          </table:table-cell>
          <table:table-cell table:number-columns-repeated="1019"/>
        </table:table-row>
        <table:table-row table:style-name="ro1">
          <table:table-cell table:formula="of:=[Przystanki.B25]" office:value-type="string" office:string-value="﻿Śniadeckich / Politechnika" calcext:value-type="string">
            <text:p>﻿Śniadeckich / Politechnika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9:44</text:p>
          </table:table-cell>
          <table:table-cell table:number-columns-repeated="1019"/>
        </table:table-row>
        <table:table-row table:style-name="ro1">
          <table:table-cell table:formula="of:=[Przystanki.B26]" office:value-type="string" office:string-value="﻿Śniadeckich / Kołłątaja" calcext:value-type="string">
            <text:p>﻿Śniadeckich / Kołłątaja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9:45</text:p>
          </table:table-cell>
          <table:table-cell table:number-columns-repeated="1019"/>
        </table:table-row>
        <table:table-row table:style-name="ro1">
          <table:table-cell table:formula="of:=[Przystanki.B27]" office:value-type="string" office:string-value="﻿Śniadeckich / Oskara Lange" calcext:value-type="string">
            <text:p>﻿Śniadeckich / Oskara Lange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9:46</text:p>
          </table:table-cell>
          <table:table-cell table:number-columns-repeated="1019"/>
        </table:table-row>
        <table:table-row table:style-name="ro1">
          <table:table-cell table:formula="of:=[Przystanki.B28]" office:value-type="string" office:string-value="﻿Oskara Lange / Tradycji" calcext:value-type="string">
            <text:p>﻿Oskara Lange / Tradycji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9:47</text:p>
          </table:table-cell>
          <table:table-cell table:number-columns-repeated="1019"/>
        </table:table-row>
        <table:table-row table:style-name="ro2">
          <table:table-cell table:formula="of:=[Przystanki.B29]" office:value-type="string" office:string-value="﻿Oskara Lange / Pętla" calcext:value-type="string">
            <text:p>﻿Oskara Lange / Pętla</text:p>
          </table:table-cell>
          <table:table-cell table:style-name="ce5" table:formula="of:=IF(EXACT(MID([.B27];2;1);&quot;:&quot;);TIME(MID([.B27];1;1);MID([.B27];3;2);0)+TIME(0;1;0);TIME(MID([.B27];1;2);MID([.B27];4;2);0)+TIME(0;1;0))" office:value-type="time" office:time-value="PT10H48M00S" calcext:value-type="time">
            <text:p>10:48</text:p>
          </table:table-cell>
          <table:table-cell table:style-name="ce5" table:formula="of:=IF(EXACT(MID([.C27];2;1);&quot;:&quot;);TIME(MID([.C27];1;1);MID([.C27];3;2);0)+TIME(0;1;0);TIME(MID([.C27];1;2);MID([.C27];4;2);0)+TIME(0;1;0))" office:value-type="time" office:time-value="PT12H48M00S" calcext:value-type="time">
            <text:p>12:48</text:p>
          </table:table-cell>
          <table:table-cell table:style-name="ce5" table:formula="of:=IF(EXACT(MID([.D27];2;1);&quot;:&quot;);TIME(MID([.D27];1;1);MID([.D27];3;2);0)+TIME(0;1;0);TIME(MID([.D27];1;2);MID([.D27];4;2);0)+TIME(0;1;0))" office:value-type="time" office:time-value="PT17H48M00S" calcext:value-type="time">
            <text:p>17:48</text:p>
          </table:table-cell>
          <table:table-cell table:style-name="ce5" table:formula="of:=IF(EXACT(MID([.E27];2;1);&quot;:&quot;);TIME(MID([.E27];1;1);MID([.E27];3;2);0)+TIME(0;1;0);TIME(MID([.E27];1;2);MID([.E27];4;2);0)+TIME(0;1;0))" office:value-type="time" office:time-value="PT19H48M00S" calcext:value-type="time">
            <text:p>19:48</text:p>
          </table:table-cell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Unieście / Początkowy" calcext:value-type="string">
            <text:p>Unieście / Początkow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9:00</text:p>
          </table:table-cell>
          <table:table-cell table:number-columns-repeated="1019"/>
        </table:table-row>
        <table:table-row table:style-name="ro1">
          <table:table-cell table:formula="of:=[Przystanki.B3]" office:value-type="string" office:string-value="﻿Unieście / Bar Opty" calcext:value-type="string">
            <text:p>﻿Unieście / Bar Opty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9:01</text:p>
          </table:table-cell>
          <table:table-cell table:number-columns-repeated="1019"/>
        </table:table-row>
        <table:table-row table:style-name="ro1">
          <table:table-cell table:formula="of:=[Przystanki.B4]" office:value-type="string" office:string-value="﻿Unieście / Bar Rybacki - nż" calcext:value-type="string">
            <text:p>﻿Unieście / Bar Rybacki - nż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9:03</text:p>
          </table:table-cell>
          <table:table-cell table:number-columns-repeated="1019"/>
        </table:table-row>
        <table:table-row table:style-name="ro1">
          <table:table-cell table:formula="of:=[Przystanki.B5]" office:value-type="string" office:string-value="﻿Mielno / Przystań - nż" calcext:value-type="string">
            <text:p>﻿Mielno / Przystań - nż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9:05</text:p>
          </table:table-cell>
          <table:table-cell table:number-columns-repeated="1019"/>
        </table:table-row>
        <table:table-row table:style-name="ro1">
          <table:table-cell table:formula="of:=[Przystanki.B6]" office:value-type="string" office:string-value="﻿Mielno / Wojska Polskiego" calcext:value-type="string">
            <text:p>﻿Mielno / Wojska Polskiego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9:07</text:p>
          </table:table-cell>
          <table:table-cell table:number-columns-repeated="1019"/>
        </table:table-row>
        <table:table-row table:style-name="ro1">
          <table:table-cell table:formula="of:=[Przystanki.B7]" office:value-type="string" office:string-value="﻿Mielno / Dworzec PKP - nż" calcext:value-type="string">
            <text:p>﻿Mielno / Dworzec PKP - nż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9:09</text:p>
          </table:table-cell>
          <table:table-cell table:number-columns-repeated="1019"/>
        </table:table-row>
        <table:table-row table:style-name="ro1">
          <table:table-cell table:formula="of:=[Przystanki.B8]" office:value-type="string" office:string-value="﻿Mielno / Działki - nż" calcext:value-type="string">
            <text:p>﻿Mielno / Działki - nż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9:11</text:p>
          </table:table-cell>
          <table:table-cell table:number-columns-repeated="1019"/>
        </table:table-row>
        <table:table-row table:style-name="ro1">
          <table:table-cell table:formula="of:=[Przystanki.B9]" office:value-type="string" office:string-value="﻿Strzeżenice - nż" calcext:value-type="string">
            <text:p>﻿Strzeżenice - nż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9:13</text:p>
          </table:table-cell>
          <table:table-cell table:number-columns-repeated="1019"/>
        </table:table-row>
        <table:table-row table:style-name="ro1">
          <table:table-cell table:formula="of:=[Przystanki.B10]" office:value-type="string" office:string-value="﻿Mścice I - nż" calcext:value-type="string">
            <text:p>﻿Mścice I - nż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9:15</text:p>
          </table:table-cell>
          <table:table-cell table:number-columns-repeated="1019"/>
        </table:table-row>
        <table:table-row table:style-name="ro1">
          <table:table-cell table:formula="of:=[Przystanki.B11]" office:value-type="string" office:string-value="﻿Mścice II - nż" calcext:value-type="string">
            <text:p>﻿Mścice II - nż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9:17</text:p>
          </table:table-cell>
          <table:table-cell table:number-columns-repeated="1019"/>
        </table:table-row>
        <table:table-row table:style-name="ro1">
          <table:table-cell table:formula="of:=[Przystanki.B12]" office:value-type="string" office:string-value="﻿Mścice III - nż" calcext:value-type="string">
            <text:p>﻿Mścice III - nż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9:19</text:p>
          </table:table-cell>
          <table:table-cell table:number-columns-repeated="1019"/>
        </table:table-row>
        <table:table-row table:style-name="ro1">
          <table:table-cell table:formula="of:=[Przystanki.B13]" office:value-type="string" office:string-value="﻿Zajazd - nż" calcext:value-type="string">
            <text:p>﻿Zajazd - nż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9:21</text:p>
          </table:table-cell>
          <table:table-cell table:number-columns-repeated="1019"/>
        </table:table-row>
        <table:table-row table:style-name="ro1">
          <table:table-cell table:formula="of:=[Przystanki.B14]" office:value-type="string" office:string-value="﻿Morska / Leśniczówka - nż" calcext:value-type="string">
            <text:p>﻿Morska / Leśniczówka - nż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9:23</text:p>
          </table:table-cell>
          <table:table-cell table:number-columns-repeated="1019"/>
        </table:table-row>
        <table:table-row table:style-name="ro1">
          <table:table-cell table:formula="of:=[Przystanki.B15]" office:value-type="string" office:string-value="﻿Morska / Krańcowa" calcext:value-type="string">
            <text:p>﻿Morska / Krańcowa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9:25</text:p>
          </table:table-cell>
          <table:table-cell table:number-columns-repeated="1019"/>
        </table:table-row>
        <table:table-row table:style-name="ro1">
          <table:table-cell table:formula="of:=[Przystanki.B16]" office:value-type="string" office:string-value="﻿Morska / Przemysłowa" calcext:value-type="string">
            <text:p>﻿Morska / Przemysłowa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9:27</text:p>
          </table:table-cell>
          <table:table-cell table:number-columns-repeated="1019"/>
        </table:table-row>
        <table:table-row table:style-name="ro1">
          <table:table-cell table:formula="of:=[Przystanki.B17]" office:value-type="string" office:string-value="﻿Morska / Kazel" calcext:value-type="string">
            <text:p>﻿Morska / Kazel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9:29</text:p>
          </table:table-cell>
          <table:table-cell table:number-columns-repeated="1019"/>
        </table:table-row>
        <table:table-row table:style-name="ro1">
          <table:table-cell table:formula="of:=[Przystanki.B18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9:32</text:p>
          </table:table-cell>
          <table:table-cell table:number-columns-repeated="1019"/>
        </table:table-row>
        <table:table-row table:style-name="ro1">
          <table:table-cell table:formula="of:=[Przystanki.B19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9:34</text:p>
          </table:table-cell>
          <table:table-cell table:number-columns-repeated="1019"/>
        </table:table-row>
        <table:table-row table:style-name="ro1">
          <table:table-cell table:formula="of:=[Przystanki.B20]" office:value-type="string" office:string-value="﻿Armii Krajowej / Niepodległości" calcext:value-type="string">
            <text:p>﻿Armii Krajowej / Niepodległości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9:36</text:p>
          </table:table-cell>
          <table:table-cell table:number-columns-repeated="1019"/>
        </table:table-row>
        <table:table-row table:style-name="ro1">
          <table:table-cell table:formula="of:=[Przystanki.B21]" office:value-type="string" office:string-value="﻿Monte Cassino / Podgórna" calcext:value-type="string">
            <text:p>﻿Monte Cassino / Podgórna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9:38</text:p>
          </table:table-cell>
          <table:table-cell table:number-columns-repeated="1019"/>
        </table:table-row>
        <table:table-row table:style-name="ro1">
          <table:table-cell table:formula="of:=[Przystanki.B22]" office:value-type="string" office:string-value="﻿Władysława IV / Wańkowicza" calcext:value-type="string">
            <text:p>﻿Władysława IV / Wańkowicza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9:40</text:p>
          </table:table-cell>
          <table:table-cell table:number-columns-repeated="1019"/>
        </table:table-row>
        <table:table-row table:style-name="ro1">
          <table:table-cell table:formula="of:=[Przystanki.B23]" office:value-type="string" office:string-value="﻿Jana Pawła II / Władysława IV" calcext:value-type="string">
            <text:p>﻿Jana Pawła II / Władysława IV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9:41</text:p>
          </table:table-cell>
          <table:table-cell table:number-columns-repeated="1019"/>
        </table:table-row>
        <table:table-row table:style-name="ro1">
          <table:table-cell table:formula="of:=[Przystanki.B24]" office:value-type="string" office:string-value="﻿Jana Pawła II / Jagoszewskiego" calcext:value-type="string">
            <text:p>﻿Jana Pawła II / Jagoszewskiego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9:43</text:p>
          </table:table-cell>
          <table:table-cell table:number-columns-repeated="1019"/>
        </table:table-row>
        <table:table-row table:style-name="ro1">
          <table:table-cell table:formula="of:=[Przystanki.B25]" office:value-type="string" office:string-value="﻿Śniadeckich / Politechnika" calcext:value-type="string">
            <text:p>﻿Śniadeckich / Politechnika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9:44</text:p>
          </table:table-cell>
          <table:table-cell table:number-columns-repeated="1019"/>
        </table:table-row>
        <table:table-row table:style-name="ro1">
          <table:table-cell table:formula="of:=[Przystanki.B26]" office:value-type="string" office:string-value="﻿Śniadeckich / Kołłątaja" calcext:value-type="string">
            <text:p>﻿Śniadeckich / Kołłątaja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9:45</text:p>
          </table:table-cell>
          <table:table-cell table:number-columns-repeated="1019"/>
        </table:table-row>
        <table:table-row table:style-name="ro1">
          <table:table-cell table:formula="of:=[Przystanki.B27]" office:value-type="string" office:string-value="﻿Śniadeckich / Oskara Lange" calcext:value-type="string">
            <text:p>﻿Śniadeckich / Oskara Lange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9:46</text:p>
          </table:table-cell>
          <table:table-cell table:number-columns-repeated="1019"/>
        </table:table-row>
        <table:table-row table:style-name="ro1">
          <table:table-cell table:formula="of:=[Przystanki.B28]" office:value-type="string" office:string-value="﻿Oskara Lange / Tradycji" calcext:value-type="string">
            <text:p>﻿Oskara Lange / Tradycji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9:47</text:p>
          </table:table-cell>
          <table:table-cell table:number-columns-repeated="1019"/>
        </table:table-row>
        <table:table-row table:style-name="ro2">
          <table:table-cell table:formula="of:=[Przystanki.B29]" office:value-type="string" office:string-value="﻿Oskara Lange / Pętla" calcext:value-type="string">
            <text:p>﻿Oskara Lange / Pętla</text:p>
          </table:table-cell>
          <table:table-cell table:style-name="ce5" table:formula="of:=IF(EXACT(MID([.B27];2;1);&quot;:&quot;);TIME(MID([.B27];1;1);MID([.B27];3;2);0)+TIME(0;1;0);TIME(MID([.B27];1;2);MID([.B27];4;2);0)+TIME(0;1;0))" office:value-type="time" office:time-value="PT10H48M00S" calcext:value-type="time">
            <text:p>10:48</text:p>
          </table:table-cell>
          <table:table-cell table:style-name="ce5" table:formula="of:=IF(EXACT(MID([.C27];2;1);&quot;:&quot;);TIME(MID([.C27];1;1);MID([.C27];3;2);0)+TIME(0;1;0);TIME(MID([.C27];1;2);MID([.C27];4;2);0)+TIME(0;1;0))" office:value-type="time" office:time-value="PT12H48M00S" calcext:value-type="time">
            <text:p>12:48</text:p>
          </table:table-cell>
          <table:table-cell table:style-name="ce5" table:formula="of:=IF(EXACT(MID([.D27];2;1);&quot;:&quot;);TIME(MID([.D27];1;1);MID([.D27];3;2);0)+TIME(0;1;0);TIME(MID([.D27];1;2);MID([.D27];4;2);0)+TIME(0;1;0))" office:value-type="time" office:time-value="PT17H48M00S" calcext:value-type="time">
            <text:p>17:48</text:p>
          </table:table-cell>
          <table:table-cell table:style-name="ce5" table:formula="of:=IF(EXACT(MID([.E27];2;1);&quot;:&quot;);TIME(MID([.E27];1;1);MID([.E27];3;2);0)+TIME(0;1;0);TIME(MID([.E27];1;2);MID([.E27];4;2);0)+TIME(0;1;0))" office:value-type="time" office:time-value="PT19H48M00S" calcext:value-type="time">
            <text:p>19:48</text:p>
          </table:table-cell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8:00</text:p>
          </table:table-cell>
          <table:table-cell table:number-columns-repeated="1019"/>
        </table:table-row>
        <table:table-row table:style-name="ro1">
          <table:table-cell table:formula="of:=[Przystanki.C3]" office:value-type="string" office:string-value="﻿Oskara Lange / Staszica" calcext:value-type="string">
            <text:p>﻿Oskara Lange / Staszica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8:01</text:p>
          </table:table-cell>
          <table:table-cell table:number-columns-repeated="1019"/>
        </table:table-row>
        <table:table-row table:style-name="ro1">
          <table:table-cell table:formula="of:=[Przystanki.C4]" office:value-type="string" office:string-value="﻿Śniadeckich / Oskara Lange" calcext:value-type="string">
            <text:p>﻿Śniadeckich / Oskara Lange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</text:p>
          </table:table-cell>
          <table:table-cell table:number-columns-repeated="1019"/>
        </table:table-row>
        <table:table-row table:style-name="ro1">
          <table:table-cell table:formula="of:=[Przystanki.C5]" office:value-type="string" office:string-value="﻿Śniadeckich / Jana Pawła II" calcext:value-type="string">
            <text:p>﻿Śniadeckich / Jana Pawła II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8:03</text:p>
          </table:table-cell>
          <table:table-cell table:number-columns-repeated="1019"/>
        </table:table-row>
        <table:table-row table:style-name="ro1">
          <table:table-cell table:formula="of:=[Przystanki.C6]" office:value-type="string" office:string-value="﻿Jana Pawła II / Staszica" calcext:value-type="string">
            <text:p>﻿Jana Pawła II / Staszica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8:05</text:p>
          </table:table-cell>
          <table:table-cell table:number-columns-repeated="1019"/>
        </table:table-row>
        <table:table-row table:style-name="ro1">
          <table:table-cell table:formula="of:=[Przystanki.C7]" office:value-type="string" office:string-value="﻿Władysława IV / Sikorskiego" calcext:value-type="string">
            <text:p>﻿Władysława IV / Sikorskiego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</text:p>
          </table:table-cell>
          <table:table-cell table:number-columns-repeated="1019"/>
        </table:table-row>
        <table:table-row table:style-name="ro1">
          <table:table-cell table:formula="of:=[Przystanki.C8]" office:value-type="string" office:string-value="﻿Władysława IV / Kutrzeby" calcext:value-type="string">
            <text:p>﻿Władysława IV / Kutrzeby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table:number-columns-repeated="1019"/>
        </table:table-row>
        <table:table-row table:style-name="ro1">
          <table:table-cell table:formula="of:=[Przystanki.C9]" office:value-type="string" office:string-value="﻿Monte Cassino / Bałtycka" calcext:value-type="string">
            <text:p>﻿Monte Cassino / Bałtycka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table:number-columns-repeated="1019"/>
        </table:table-row>
        <table:table-row table:style-name="ro1">
          <table:table-cell table:formula="of:=[Przystanki.C10]" office:value-type="string" office:string-value="﻿Armii Krajowej / Kościół" calcext:value-type="string">
            <text:p>﻿Armii Krajowej / Kościół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8:12</text:p>
          </table:table-cell>
          <table:table-cell table:number-columns-repeated="1019"/>
        </table:table-row>
        <table:table-row table:style-name="ro1">
          <table:table-cell table:formula="of:=[Przystanki.C11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8:15</text:p>
          </table:table-cell>
          <table:table-cell table:number-columns-repeated="1019"/>
        </table:table-row>
        <table:table-row table:style-name="ro1">
          <table:table-cell table:formula="of:=[Przystanki.C12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</text:p>
          </table:table-cell>
          <table:table-cell table:number-columns-repeated="1019"/>
        </table:table-row>
        <table:table-row table:style-name="ro1">
          <table:table-cell table:formula="of:=[Przystanki.C13]" office:value-type="string" office:string-value="﻿Morska / Bohaterów Warszawy" calcext:value-type="string">
            <text:p>﻿Morska / Bohaterów Warszawy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8:20</text:p>
          </table:table-cell>
          <table:table-cell table:number-columns-repeated="1019"/>
        </table:table-row>
        <table:table-row table:style-name="ro1">
          <table:table-cell table:formula="of:=[Przystanki.C14]" office:value-type="string" office:string-value="﻿Morska / Energetyków" calcext:value-type="string">
            <text:p>﻿Morska / Energetyków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table:number-columns-repeated="1019"/>
        </table:table-row>
        <table:table-row table:style-name="ro1">
          <table:table-cell table:formula="of:=[Przystanki.C15]" office:value-type="string" office:string-value="﻿Morska / Sienkiewicza" calcext:value-type="string">
            <text:p>﻿Morska / Sienkiewicza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</text:p>
          </table:table-cell>
          <table:table-cell table:number-columns-repeated="1019"/>
        </table:table-row>
        <table:table-row table:style-name="ro1">
          <table:table-cell table:formula="of:=[Przystanki.C16]" office:value-type="string" office:string-value="﻿Morska / Krańcowa" calcext:value-type="string">
            <text:p>﻿Morska / Krańcowa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8:24</text:p>
          </table:table-cell>
          <table:table-cell table:number-columns-repeated="1019"/>
        </table:table-row>
        <table:table-row table:style-name="ro1">
          <table:table-cell table:formula="of:=[Przystanki.C17]" office:value-type="string" office:string-value="﻿Morska / Leśniczówka - nż" calcext:value-type="string">
            <text:p>﻿Morska / Leśniczówka - nż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8:26</text:p>
          </table:table-cell>
          <table:table-cell table:number-columns-repeated="1019"/>
        </table:table-row>
        <table:table-row table:style-name="ro1">
          <table:table-cell table:formula="of:=[Przystanki.C18]" office:value-type="string" office:string-value="﻿Zajazd - nż" calcext:value-type="string">
            <text:p>﻿Zajazd - nż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</text:p>
          </table:table-cell>
          <table:table-cell table:number-columns-repeated="1019"/>
        </table:table-row>
        <table:table-row table:style-name="ro1">
          <table:table-cell table:formula="of:=[Przystanki.C19]" office:value-type="string" office:string-value="﻿Mścice I - nż" calcext:value-type="string">
            <text:p>﻿Mścice I - nż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table:number-columns-repeated="1019"/>
        </table:table-row>
        <table:table-row table:style-name="ro1">
          <table:table-cell table:formula="of:=[Przystanki.C20]" office:value-type="string" office:string-value="﻿Mścice II - nż" calcext:value-type="string">
            <text:p>﻿Mścice II - nż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</text:p>
          </table:table-cell>
          <table:table-cell table:number-columns-repeated="1019"/>
        </table:table-row>
        <table:table-row table:style-name="ro1">
          <table:table-cell table:formula="of:=[Przystanki.C21]" office:value-type="string" office:string-value="﻿Mścice III - nż" calcext:value-type="string">
            <text:p>﻿Mścice III - nż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8:34</text:p>
          </table:table-cell>
          <table:table-cell table:number-columns-repeated="1019"/>
        </table:table-row>
        <table:table-row table:style-name="ro1">
          <table:table-cell table:formula="of:=[Przystanki.C22]" office:value-type="string" office:string-value="﻿Strzeżenice - nż" calcext:value-type="string">
            <text:p>﻿Strzeżenice - nż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8:36</text:p>
          </table:table-cell>
          <table:table-cell table:number-columns-repeated="1019"/>
        </table:table-row>
        <table:table-row table:style-name="ro1">
          <table:table-cell table:formula="of:=[Przystanki.C23]" office:value-type="string" office:string-value="﻿Mielno / Działki - nż" calcext:value-type="string">
            <text:p>﻿Mielno / Działki - nż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8:38</text:p>
          </table:table-cell>
          <table:table-cell table:number-columns-repeated="1019"/>
        </table:table-row>
        <table:table-row table:style-name="ro1">
          <table:table-cell table:formula="of:=[Przystanki.C24]" office:value-type="string" office:string-value="﻿Mielno / Szkoła" calcext:value-type="string">
            <text:p>﻿Mielno / Szkoła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8:40</text:p>
          </table:table-cell>
          <table:table-cell table:number-columns-repeated="1019"/>
        </table:table-row>
        <table:table-row table:style-name="ro1">
          <table:table-cell table:formula="of:=[Przystanki.C25]" office:value-type="string" office:string-value="﻿Mielno / Centrum" calcext:value-type="string">
            <text:p>﻿Mielno / Centrum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8:42</text:p>
          </table:table-cell>
          <table:table-cell table:number-columns-repeated="1019"/>
        </table:table-row>
        <table:table-row table:style-name="ro1">
          <table:table-cell table:formula="of:=[Przystanki.C26]" office:value-type="string" office:string-value="﻿Mielno / Przystań - nż" calcext:value-type="string">
            <text:p>﻿Mielno / Przystań - nż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8:44</text:p>
          </table:table-cell>
          <table:table-cell table:number-columns-repeated="1019"/>
        </table:table-row>
        <table:table-row table:style-name="ro1">
          <table:table-cell table:formula="of:=[Przystanki.C27]" office:value-type="string" office:string-value="﻿Unieście / Bar Rybacki - nż" calcext:value-type="string">
            <text:p>﻿Unieście / Bar Rybacki - nż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8:46</text:p>
          </table:table-cell>
          <table:table-cell table:number-columns-repeated="1019"/>
        </table:table-row>
        <table:table-row table:style-name="ro1">
          <table:table-cell table:formula="of:=[Przystanki.C28]" office:value-type="string" office:string-value="﻿Unieście / Bar Opty" calcext:value-type="string">
            <text:p>﻿Unieście / Bar Opty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8:48</text:p>
          </table:table-cell>
          <table:table-cell table:number-columns-repeated="1019"/>
        </table:table-row>
        <table:table-row table:style-name="ro1">
          <table:table-cell table:formula="of:=[Przystanki.C29]" office:value-type="string" office:string-value="﻿Unieście / WDW - nż" calcext:value-type="string">
            <text:p>﻿Unieście / WDW - nż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8:49</text:p>
          </table:table-cell>
          <table:table-cell table:number-columns-repeated="1019"/>
        </table:table-row>
        <table:table-row table:style-name="ro1">
          <table:table-cell table:formula="of:=[Przystanki.C30]" office:value-type="string" office:string-value="Unieście / Początkowy" calcext:value-type="string">
            <text:p>Unieście / Początkowy</text:p>
          </table:table-cell>
          <table:table-cell table:style-name="ce5" table:formula="of:=IF(EXACT(MID([.B28];2;1);&quot;:&quot;);TIME(MID([.B28];1;1);MID([.B28];3;2);0)+TIME(0;1;0);TIME(MID([.B28];1;2);MID([.B28];4;2);0)+TIME(0;1;0))" office:value-type="time" office:time-value="PT09H50M00S" calcext:value-type="time">
            <text:p>9:50</text:p>
          </table:table-cell>
          <table:table-cell table:style-name="ce5" table:formula="of:=IF(EXACT(MID([.C28];2;1);&quot;:&quot;);TIME(MID([.C28];1;1);MID([.C28];3;2);0)+TIME(0;1;0);TIME(MID([.C28];1;2);MID([.C28];4;2);0)+TIME(0;1;0))" office:value-type="time" office:time-value="PT11H50M00S" calcext:value-type="time">
            <text:p>11:50</text:p>
          </table:table-cell>
          <table:table-cell table:style-name="ce5" table:formula="of:=IF(EXACT(MID([.D28];2;1);&quot;:&quot;);TIME(MID([.D28];1;1);MID([.D28];3;2);0)+TIME(0;1;0);TIME(MID([.D28];1;2);MID([.D28];4;2);0)+TIME(0;1;0))" office:value-type="time" office:time-value="PT16H50M00S" calcext:value-type="time">
            <text:p>16:50</text:p>
          </table:table-cell>
          <table:table-cell table:style-name="ce5" table:formula="of:=IF(EXACT(MID([.E28];2;1);&quot;:&quot;);TIME(MID([.E28];1;1);MID([.E28];3;2);0)+TIME(0;1;0);TIME(MID([.E28];1;2);MID([.E28];4;2);0)+TIME(0;1;0))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8:00</text:p>
          </table:table-cell>
          <table:table-cell table:number-columns-repeated="1019"/>
        </table:table-row>
        <table:table-row table:style-name="ro1">
          <table:table-cell table:formula="of:=[Przystanki.C3]" office:value-type="string" office:string-value="﻿Oskara Lange / Staszica" calcext:value-type="string">
            <text:p>﻿Oskara Lange / Staszica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8:01</text:p>
          </table:table-cell>
          <table:table-cell table:number-columns-repeated="1019"/>
        </table:table-row>
        <table:table-row table:style-name="ro1">
          <table:table-cell table:formula="of:=[Przystanki.C4]" office:value-type="string" office:string-value="﻿Śniadeckich / Oskara Lange" calcext:value-type="string">
            <text:p>﻿Śniadeckich / Oskara Lange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</text:p>
          </table:table-cell>
          <table:table-cell table:number-columns-repeated="1019"/>
        </table:table-row>
        <table:table-row table:style-name="ro1">
          <table:table-cell table:formula="of:=[Przystanki.C5]" office:value-type="string" office:string-value="﻿Śniadeckich / Jana Pawła II" calcext:value-type="string">
            <text:p>﻿Śniadeckich / Jana Pawła II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8:03</text:p>
          </table:table-cell>
          <table:table-cell table:number-columns-repeated="1019"/>
        </table:table-row>
        <table:table-row table:style-name="ro1">
          <table:table-cell table:formula="of:=[Przystanki.C6]" office:value-type="string" office:string-value="﻿Jana Pawła II / Staszica" calcext:value-type="string">
            <text:p>﻿Jana Pawła II / Staszica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8:05</text:p>
          </table:table-cell>
          <table:table-cell table:number-columns-repeated="1019"/>
        </table:table-row>
        <table:table-row table:style-name="ro1">
          <table:table-cell table:formula="of:=[Przystanki.C7]" office:value-type="string" office:string-value="﻿Władysława IV / Sikorskiego" calcext:value-type="string">
            <text:p>﻿Władysława IV / Sikorskiego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</text:p>
          </table:table-cell>
          <table:table-cell table:number-columns-repeated="1019"/>
        </table:table-row>
        <table:table-row table:style-name="ro1">
          <table:table-cell table:formula="of:=[Przystanki.C8]" office:value-type="string" office:string-value="﻿Władysława IV / Kutrzeby" calcext:value-type="string">
            <text:p>﻿Władysława IV / Kutrzeby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table:number-columns-repeated="1019"/>
        </table:table-row>
        <table:table-row table:style-name="ro1">
          <table:table-cell table:formula="of:=[Przystanki.C9]" office:value-type="string" office:string-value="﻿Monte Cassino / Bałtycka" calcext:value-type="string">
            <text:p>﻿Monte Cassino / Bałtycka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table:number-columns-repeated="1019"/>
        </table:table-row>
        <table:table-row table:style-name="ro1">
          <table:table-cell table:formula="of:=[Przystanki.C10]" office:value-type="string" office:string-value="﻿Armii Krajowej / Kościół" calcext:value-type="string">
            <text:p>﻿Armii Krajowej / Kościół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8:12</text:p>
          </table:table-cell>
          <table:table-cell table:number-columns-repeated="1019"/>
        </table:table-row>
        <table:table-row table:style-name="ro1">
          <table:table-cell table:formula="of:=[Przystanki.C11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8:15</text:p>
          </table:table-cell>
          <table:table-cell table:number-columns-repeated="1019"/>
        </table:table-row>
        <table:table-row table:style-name="ro1">
          <table:table-cell table:formula="of:=[Przystanki.C12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</text:p>
          </table:table-cell>
          <table:table-cell table:number-columns-repeated="1019"/>
        </table:table-row>
        <table:table-row table:style-name="ro1">
          <table:table-cell table:formula="of:=[Przystanki.C13]" office:value-type="string" office:string-value="﻿Morska / Bohaterów Warszawy" calcext:value-type="string">
            <text:p>﻿Morska / Bohaterów Warszawy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8:20</text:p>
          </table:table-cell>
          <table:table-cell table:number-columns-repeated="1019"/>
        </table:table-row>
        <table:table-row table:style-name="ro1">
          <table:table-cell table:formula="of:=[Przystanki.C14]" office:value-type="string" office:string-value="﻿Morska / Energetyków" calcext:value-type="string">
            <text:p>﻿Morska / Energetyków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table:number-columns-repeated="1019"/>
        </table:table-row>
        <table:table-row table:style-name="ro1">
          <table:table-cell table:formula="of:=[Przystanki.C15]" office:value-type="string" office:string-value="﻿Morska / Sienkiewicza" calcext:value-type="string">
            <text:p>﻿Morska / Sienkiewicza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</text:p>
          </table:table-cell>
          <table:table-cell table:number-columns-repeated="1019"/>
        </table:table-row>
        <table:table-row table:style-name="ro1">
          <table:table-cell table:formula="of:=[Przystanki.C16]" office:value-type="string" office:string-value="﻿Morska / Krańcowa" calcext:value-type="string">
            <text:p>﻿Morska / Krańcowa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8:24</text:p>
          </table:table-cell>
          <table:table-cell table:number-columns-repeated="1019"/>
        </table:table-row>
        <table:table-row table:style-name="ro1">
          <table:table-cell table:formula="of:=[Przystanki.C17]" office:value-type="string" office:string-value="﻿Morska / Leśniczówka - nż" calcext:value-type="string">
            <text:p>﻿Morska / Leśniczówka - nż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8:26</text:p>
          </table:table-cell>
          <table:table-cell table:number-columns-repeated="1019"/>
        </table:table-row>
        <table:table-row table:style-name="ro1">
          <table:table-cell table:formula="of:=[Przystanki.C18]" office:value-type="string" office:string-value="﻿Zajazd - nż" calcext:value-type="string">
            <text:p>﻿Zajazd - nż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</text:p>
          </table:table-cell>
          <table:table-cell table:number-columns-repeated="1019"/>
        </table:table-row>
        <table:table-row table:style-name="ro1">
          <table:table-cell table:formula="of:=[Przystanki.C19]" office:value-type="string" office:string-value="﻿Mścice I - nż" calcext:value-type="string">
            <text:p>﻿Mścice I - nż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table:number-columns-repeated="1019"/>
        </table:table-row>
        <table:table-row table:style-name="ro1">
          <table:table-cell table:formula="of:=[Przystanki.C20]" office:value-type="string" office:string-value="﻿Mścice II - nż" calcext:value-type="string">
            <text:p>﻿Mścice II - nż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</text:p>
          </table:table-cell>
          <table:table-cell table:number-columns-repeated="1019"/>
        </table:table-row>
        <table:table-row table:style-name="ro1">
          <table:table-cell table:formula="of:=[Przystanki.C21]" office:value-type="string" office:string-value="﻿Mścice III - nż" calcext:value-type="string">
            <text:p>﻿Mścice III - nż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8:34</text:p>
          </table:table-cell>
          <table:table-cell table:number-columns-repeated="1019"/>
        </table:table-row>
        <table:table-row table:style-name="ro1">
          <table:table-cell table:formula="of:=[Przystanki.C22]" office:value-type="string" office:string-value="﻿Strzeżenice - nż" calcext:value-type="string">
            <text:p>﻿Strzeżenice - nż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8:36</text:p>
          </table:table-cell>
          <table:table-cell table:number-columns-repeated="1019"/>
        </table:table-row>
        <table:table-row table:style-name="ro1">
          <table:table-cell table:formula="of:=[Przystanki.C23]" office:value-type="string" office:string-value="﻿Mielno / Działki - nż" calcext:value-type="string">
            <text:p>﻿Mielno / Działki - nż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8:38</text:p>
          </table:table-cell>
          <table:table-cell table:number-columns-repeated="1019"/>
        </table:table-row>
        <table:table-row table:style-name="ro1">
          <table:table-cell table:formula="of:=[Przystanki.C24]" office:value-type="string" office:string-value="﻿Mielno / Szkoła" calcext:value-type="string">
            <text:p>﻿Mielno / Szkoła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8:40</text:p>
          </table:table-cell>
          <table:table-cell table:number-columns-repeated="1019"/>
        </table:table-row>
        <table:table-row table:style-name="ro1">
          <table:table-cell table:formula="of:=[Przystanki.C25]" office:value-type="string" office:string-value="﻿Mielno / Centrum" calcext:value-type="string">
            <text:p>﻿Mielno / Centrum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8:42</text:p>
          </table:table-cell>
          <table:table-cell table:number-columns-repeated="1019"/>
        </table:table-row>
        <table:table-row table:style-name="ro1">
          <table:table-cell table:formula="of:=[Przystanki.C26]" office:value-type="string" office:string-value="﻿Mielno / Przystań - nż" calcext:value-type="string">
            <text:p>﻿Mielno / Przystań - nż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8:44</text:p>
          </table:table-cell>
          <table:table-cell table:number-columns-repeated="1019"/>
        </table:table-row>
        <table:table-row table:style-name="ro1">
          <table:table-cell table:formula="of:=[Przystanki.C27]" office:value-type="string" office:string-value="﻿Unieście / Bar Rybacki - nż" calcext:value-type="string">
            <text:p>﻿Unieście / Bar Rybacki - nż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8:46</text:p>
          </table:table-cell>
          <table:table-cell table:number-columns-repeated="1019"/>
        </table:table-row>
        <table:table-row table:style-name="ro1">
          <table:table-cell table:formula="of:=[Przystanki.C28]" office:value-type="string" office:string-value="﻿Unieście / Bar Opty" calcext:value-type="string">
            <text:p>﻿Unieście / Bar Opty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8:48</text:p>
          </table:table-cell>
          <table:table-cell table:number-columns-repeated="1019"/>
        </table:table-row>
        <table:table-row table:style-name="ro1">
          <table:table-cell table:formula="of:=[Przystanki.C29]" office:value-type="string" office:string-value="﻿Unieście / WDW - nż" calcext:value-type="string">
            <text:p>﻿Unieście / WDW - nż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8:49</text:p>
          </table:table-cell>
          <table:table-cell table:number-columns-repeated="1019"/>
        </table:table-row>
        <table:table-row table:style-name="ro1">
          <table:table-cell table:formula="of:=[Przystanki.C30]" office:value-type="string" office:string-value="Unieście / Początkowy" calcext:value-type="string">
            <text:p>Unieście / Początkowy</text:p>
          </table:table-cell>
          <table:table-cell table:style-name="ce5" table:formula="of:=IF(EXACT(MID([.B28];2;1);&quot;:&quot;);TIME(MID([.B28];1;1);MID([.B28];3;2);0)+TIME(0;1;0);TIME(MID([.B28];1;2);MID([.B28];4;2);0)+TIME(0;1;0))" office:value-type="time" office:time-value="PT09H50M00S" calcext:value-type="time">
            <text:p>9:50</text:p>
          </table:table-cell>
          <table:table-cell table:style-name="ce5" table:formula="of:=IF(EXACT(MID([.C28];2;1);&quot;:&quot;);TIME(MID([.C28];1;1);MID([.C28];3;2);0)+TIME(0;1;0);TIME(MID([.C28];1;2);MID([.C28];4;2);0)+TIME(0;1;0))" office:value-type="time" office:time-value="PT11H50M00S" calcext:value-type="time">
            <text:p>11:50</text:p>
          </table:table-cell>
          <table:table-cell table:style-name="ce5" table:formula="of:=IF(EXACT(MID([.D28];2;1);&quot;:&quot;);TIME(MID([.D28];1;1);MID([.D28];3;2);0)+TIME(0;1;0);TIME(MID([.D28];1;2);MID([.D28];4;2);0)+TIME(0;1;0))" office:value-type="time" office:time-value="PT16H50M00S" calcext:value-type="time">
            <text:p>16:50</text:p>
          </table:table-cell>
          <table:table-cell table:style-name="ce5" table:formula="of:=IF(EXACT(MID([.E28];2;1);&quot;:&quot;);TIME(MID([.E28];1;1);MID([.E28];3;2);0)+TIME(0;1;0);TIME(MID([.E28];1;2);MID([.E28];4;2);0)+TIME(0;1;0))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8:00</text:p>
          </table:table-cell>
          <table:table-cell table:number-columns-repeated="1019"/>
        </table:table-row>
        <table:table-row table:style-name="ro1">
          <table:table-cell table:formula="of:=[Przystanki.C3]" office:value-type="string" office:string-value="﻿Oskara Lange / Staszica" calcext:value-type="string">
            <text:p>﻿Oskara Lange / Staszica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8:01</text:p>
          </table:table-cell>
          <table:table-cell table:number-columns-repeated="1019"/>
        </table:table-row>
        <table:table-row table:style-name="ro1">
          <table:table-cell table:formula="of:=[Przystanki.C4]" office:value-type="string" office:string-value="﻿Śniadeckich / Oskara Lange" calcext:value-type="string">
            <text:p>﻿Śniadeckich / Oskara Lange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</text:p>
          </table:table-cell>
          <table:table-cell table:number-columns-repeated="1019"/>
        </table:table-row>
        <table:table-row table:style-name="ro1">
          <table:table-cell table:formula="of:=[Przystanki.C5]" office:value-type="string" office:string-value="﻿Śniadeckich / Jana Pawła II" calcext:value-type="string">
            <text:p>﻿Śniadeckich / Jana Pawła II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8:03</text:p>
          </table:table-cell>
          <table:table-cell table:number-columns-repeated="1019"/>
        </table:table-row>
        <table:table-row table:style-name="ro1">
          <table:table-cell table:formula="of:=[Przystanki.C6]" office:value-type="string" office:string-value="﻿Jana Pawła II / Staszica" calcext:value-type="string">
            <text:p>﻿Jana Pawła II / Staszica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8:05</text:p>
          </table:table-cell>
          <table:table-cell table:number-columns-repeated="1019"/>
        </table:table-row>
        <table:table-row table:style-name="ro1">
          <table:table-cell table:formula="of:=[Przystanki.C7]" office:value-type="string" office:string-value="﻿Władysława IV / Sikorskiego" calcext:value-type="string">
            <text:p>﻿Władysława IV / Sikorskiego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</text:p>
          </table:table-cell>
          <table:table-cell table:number-columns-repeated="1019"/>
        </table:table-row>
        <table:table-row table:style-name="ro1">
          <table:table-cell table:formula="of:=[Przystanki.C8]" office:value-type="string" office:string-value="﻿Władysława IV / Kutrzeby" calcext:value-type="string">
            <text:p>﻿Władysława IV / Kutrzeby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table:number-columns-repeated="1019"/>
        </table:table-row>
        <table:table-row table:style-name="ro1">
          <table:table-cell table:formula="of:=[Przystanki.C9]" office:value-type="string" office:string-value="﻿Monte Cassino / Bałtycka" calcext:value-type="string">
            <text:p>﻿Monte Cassino / Bałtycka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table:number-columns-repeated="1019"/>
        </table:table-row>
        <table:table-row table:style-name="ro1">
          <table:table-cell table:formula="of:=[Przystanki.C10]" office:value-type="string" office:string-value="﻿Armii Krajowej / Kościół" calcext:value-type="string">
            <text:p>﻿Armii Krajowej / Kościół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8:12</text:p>
          </table:table-cell>
          <table:table-cell table:number-columns-repeated="1019"/>
        </table:table-row>
        <table:table-row table:style-name="ro1">
          <table:table-cell table:formula="of:=[Przystanki.C11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8:15</text:p>
          </table:table-cell>
          <table:table-cell table:number-columns-repeated="1019"/>
        </table:table-row>
        <table:table-row table:style-name="ro1">
          <table:table-cell table:formula="of:=[Przystanki.C12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</text:p>
          </table:table-cell>
          <table:table-cell table:number-columns-repeated="1019"/>
        </table:table-row>
        <table:table-row table:style-name="ro1">
          <table:table-cell table:formula="of:=[Przystanki.C13]" office:value-type="string" office:string-value="﻿Morska / Bohaterów Warszawy" calcext:value-type="string">
            <text:p>﻿Morska / Bohaterów Warszawy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8:20</text:p>
          </table:table-cell>
          <table:table-cell table:number-columns-repeated="1019"/>
        </table:table-row>
        <table:table-row table:style-name="ro1">
          <table:table-cell table:formula="of:=[Przystanki.C14]" office:value-type="string" office:string-value="﻿Morska / Energetyków" calcext:value-type="string">
            <text:p>﻿Morska / Energetyków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table:number-columns-repeated="1019"/>
        </table:table-row>
        <table:table-row table:style-name="ro1">
          <table:table-cell table:formula="of:=[Przystanki.C15]" office:value-type="string" office:string-value="﻿Morska / Sienkiewicza" calcext:value-type="string">
            <text:p>﻿Morska / Sienkiewicza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</text:p>
          </table:table-cell>
          <table:table-cell table:number-columns-repeated="1019"/>
        </table:table-row>
        <table:table-row table:style-name="ro1">
          <table:table-cell table:formula="of:=[Przystanki.C16]" office:value-type="string" office:string-value="﻿Morska / Krańcowa" calcext:value-type="string">
            <text:p>﻿Morska / Krańcowa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8:24</text:p>
          </table:table-cell>
          <table:table-cell table:number-columns-repeated="1019"/>
        </table:table-row>
        <table:table-row table:style-name="ro1">
          <table:table-cell table:formula="of:=[Przystanki.C17]" office:value-type="string" office:string-value="﻿Morska / Leśniczówka - nż" calcext:value-type="string">
            <text:p>﻿Morska / Leśniczówka - nż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8:26</text:p>
          </table:table-cell>
          <table:table-cell table:number-columns-repeated="1019"/>
        </table:table-row>
        <table:table-row table:style-name="ro1">
          <table:table-cell table:formula="of:=[Przystanki.C18]" office:value-type="string" office:string-value="﻿Zajazd - nż" calcext:value-type="string">
            <text:p>﻿Zajazd - nż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</text:p>
          </table:table-cell>
          <table:table-cell table:number-columns-repeated="1019"/>
        </table:table-row>
        <table:table-row table:style-name="ro1">
          <table:table-cell table:formula="of:=[Przystanki.C19]" office:value-type="string" office:string-value="﻿Mścice I - nż" calcext:value-type="string">
            <text:p>﻿Mścice I - nż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table:number-columns-repeated="1019"/>
        </table:table-row>
        <table:table-row table:style-name="ro1">
          <table:table-cell table:formula="of:=[Przystanki.C20]" office:value-type="string" office:string-value="﻿Mścice II - nż" calcext:value-type="string">
            <text:p>﻿Mścice II - nż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</text:p>
          </table:table-cell>
          <table:table-cell table:number-columns-repeated="1019"/>
        </table:table-row>
        <table:table-row table:style-name="ro1">
          <table:table-cell table:formula="of:=[Przystanki.C21]" office:value-type="string" office:string-value="﻿Mścice III - nż" calcext:value-type="string">
            <text:p>﻿Mścice III - nż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8:34</text:p>
          </table:table-cell>
          <table:table-cell table:number-columns-repeated="1019"/>
        </table:table-row>
        <table:table-row table:style-name="ro1">
          <table:table-cell table:formula="of:=[Przystanki.C22]" office:value-type="string" office:string-value="﻿Strzeżenice - nż" calcext:value-type="string">
            <text:p>﻿Strzeżenice - nż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8:36</text:p>
          </table:table-cell>
          <table:table-cell table:number-columns-repeated="1019"/>
        </table:table-row>
        <table:table-row table:style-name="ro1">
          <table:table-cell table:formula="of:=[Przystanki.C23]" office:value-type="string" office:string-value="﻿Mielno / Działki - nż" calcext:value-type="string">
            <text:p>﻿Mielno / Działki - nż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8:38</text:p>
          </table:table-cell>
          <table:table-cell table:number-columns-repeated="1019"/>
        </table:table-row>
        <table:table-row table:style-name="ro1">
          <table:table-cell table:formula="of:=[Przystanki.C24]" office:value-type="string" office:string-value="﻿Mielno / Szkoła" calcext:value-type="string">
            <text:p>﻿Mielno / Szkoła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8:40</text:p>
          </table:table-cell>
          <table:table-cell table:number-columns-repeated="1019"/>
        </table:table-row>
        <table:table-row table:style-name="ro1">
          <table:table-cell table:formula="of:=[Przystanki.C25]" office:value-type="string" office:string-value="﻿Mielno / Centrum" calcext:value-type="string">
            <text:p>﻿Mielno / Centrum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8:42</text:p>
          </table:table-cell>
          <table:table-cell table:number-columns-repeated="1019"/>
        </table:table-row>
        <table:table-row table:style-name="ro1">
          <table:table-cell table:formula="of:=[Przystanki.C26]" office:value-type="string" office:string-value="﻿Mielno / Przystań - nż" calcext:value-type="string">
            <text:p>﻿Mielno / Przystań - nż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8:44</text:p>
          </table:table-cell>
          <table:table-cell table:number-columns-repeated="1019"/>
        </table:table-row>
        <table:table-row table:style-name="ro1">
          <table:table-cell table:formula="of:=[Przystanki.C27]" office:value-type="string" office:string-value="﻿Unieście / Bar Rybacki - nż" calcext:value-type="string">
            <text:p>﻿Unieście / Bar Rybacki - nż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8:46</text:p>
          </table:table-cell>
          <table:table-cell table:number-columns-repeated="1019"/>
        </table:table-row>
        <table:table-row table:style-name="ro1">
          <table:table-cell table:formula="of:=[Przystanki.C28]" office:value-type="string" office:string-value="﻿Unieście / Bar Opty" calcext:value-type="string">
            <text:p>﻿Unieście / Bar Opty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8:48</text:p>
          </table:table-cell>
          <table:table-cell table:number-columns-repeated="1019"/>
        </table:table-row>
        <table:table-row table:style-name="ro1">
          <table:table-cell table:formula="of:=[Przystanki.C29]" office:value-type="string" office:string-value="﻿Unieście / WDW - nż" calcext:value-type="string">
            <text:p>﻿Unieście / WDW - nż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8:49</text:p>
          </table:table-cell>
          <table:table-cell table:number-columns-repeated="1019"/>
        </table:table-row>
        <table:table-row table:style-name="ro1">
          <table:table-cell table:formula="of:=[Przystanki.C30]" office:value-type="string" office:string-value="Unieście / Początkowy" calcext:value-type="string">
            <text:p>Unieście / Początkowy</text:p>
          </table:table-cell>
          <table:table-cell table:style-name="ce5" table:formula="of:=IF(EXACT(MID([.B28];2;1);&quot;:&quot;);TIME(MID([.B28];1;1);MID([.B28];3;2);0)+TIME(0;1;0);TIME(MID([.B28];1;2);MID([.B28];4;2);0)+TIME(0;1;0))" office:value-type="time" office:time-value="PT09H50M00S" calcext:value-type="time">
            <text:p>9:50</text:p>
          </table:table-cell>
          <table:table-cell table:style-name="ce5" table:formula="of:=IF(EXACT(MID([.C28];2;1);&quot;:&quot;);TIME(MID([.C28];1;1);MID([.C28];3;2);0)+TIME(0;1;0);TIME(MID([.C28];1;2);MID([.C28];4;2);0)+TIME(0;1;0))" office:value-type="time" office:time-value="PT11H50M00S" calcext:value-type="time">
            <text:p>11:50</text:p>
          </table:table-cell>
          <table:table-cell table:style-name="ce5" table:formula="of:=IF(EXACT(MID([.D28];2;1);&quot;:&quot;);TIME(MID([.D28];1;1);MID([.D28];3;2);0)+TIME(0;1;0);TIME(MID([.D28];1;2);MID([.D28];4;2);0)+TIME(0;1;0))" office:value-type="time" office:time-value="PT16H50M00S" calcext:value-type="time">
            <text:p>16:50</text:p>
          </table:table-cell>
          <table:table-cell table:style-name="ce5" table:formula="of:=IF(EXACT(MID([.E28];2;1);&quot;:&quot;);TIME(MID([.E28];1;1);MID([.E28];3;2);0)+TIME(0;1;0);TIME(MID([.E28];1;2);MID([.E28];4;2);0)+TIME(0;1;0))" office:value-type="time" office:time-value="PT18H50M00S" calcext:value-type="time">
            <text:p>18:50</text:p>
          </table:table-cell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.00.0000</text:date>, <text:time style:data-style-name="N2" text:time-value="14:37:14.4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39S</meta:editing-duration>
    <meta:editing-cycles>33</meta:editing-cycles>
    <meta:generator>LibreOffice/4.2.4.2$Windows_x86 LibreOffice_project/63150712c6d317d27ce2db16eb94c2f3d7b699f8</meta:generator>
    <dc:date>2014-06-19T14:38:57.792000000</dc:date>
    <meta:document-statistic meta:table-count="7" meta:cell-count="1008" meta:object-count="0"/>
    <meta:user-defined meta:name="Info 1"/>
    <meta:user-defined meta:name="Info 2"/>
    <meta:user-defined meta:name="Info 3"/>
    <meta:user-defined meta:name="Info 4"/>
  </office:meta>
</office:document-meta>
</file>